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4.86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left="0.004cm" fo:margin-right="0cm" fo:margin-top="1cm" fo:margin-bottom="1cm" fo:text-align="start" fo:text-indent="0cm"/>
    </style:style>
    <style:style style:name="P2" style:family="paragraph">
      <style:paragraph-properties fo:margin-left="0cm" fo:margin-right="0cm" fo:margin-top="1cm" fo:margin-bottom="1cm" fo:text-align="start" fo:text-indent="0cm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top="1.3cm" fo:margin-bottom="0.8cm"/>
    </style:style>
    <style:style style:name="P7" style:family="paragraph">
      <style:paragraph-properties fo:margin-top="2.7cm" fo:margin-bottom="2.2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top="1.2cm" fo:margin-bottom="0.7cm"/>
    </style:style>
    <style:style style:name="P9" style:family="paragraph">
      <style:paragraph-properties fo:margin-top="1.7cm" fo:margin-bottom="1.2cm"/>
    </style:style>
    <style:style style:name="P10" style:family="paragraph">
      <style:paragraph-properties fo:margin-top="1.9cm" fo:margin-bottom="1.4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/QA</text:p>
          </draw:text-box>
        </draw:frame>
        <draw:frame presentation:style-name="pr2" draw:text-style-name="P3" draw:layer="layout" svg:width="25.199cm" svg:height="14.863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Testing (Automated)</text:span></text:p>
              </text:list-item>
              <text:list-item>
                <text:p text:style-name="P2"><text:span text:style-name="T1">TDD (Test Driven Development)</text:span></text:p>
              </text:list-item>
              <text:list-item>
                <text:p text:style-name="P2"><text:span text:style-name="T1">Coverage</text:span></text:p>
              </text:list-item>
              <text:list-item>
                <text:p text:style-name="P2"><text:span text:style-name="T1">Profiling</text:span></text:p>
              </text:list-item>
              <text:list-item>
                <text:p text:style-name="P2"><text:span text:style-name="T1">Benchmarking</text:span></text:p>
                <text:p text:style-name="P2"><text:span text:style-name="T1"/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5">What is a test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o we need test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orks as expected</text:p>
              </text:list-item>
              <text:list-item>
                <text:p>Input validation</text:p>
                <text:list>
                  <text:list-item>
                    <text:p>Sanity check</text:p>
                  </text:list-item>
                  <text:list-item>
                    <text:p>Bounds check</text:p>
                  </text:list-item>
                </text:list>
              </text:list-item>
              <text:list-item>
                <text:p>Load test</text:p>
              </text:list-item>
              <text:list-item>
                <text:p>Regression tests</text:p>
              </text:list-item>
              <text:list-item>
                <text:p>Refactoring</text:p>
              </text:list-item>
              <text:list-item>
                <text:p>Automated tests reduce human 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DD (Test Driven Development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1">Write your tests first</text:span></text:p>
              </text:list-item>
              <text:list-item>
                <text:p text:style-name="P6"><text:span text:style-name="T1">Make them fail</text:span></text:p>
              </text:list-item>
              <text:list-item>
                <text:p text:style-name="P6"><text:span text:style-name="T1">Implement the functionality</text:span></text:p>
              </text:list-item>
              <text:list-item>
                <text:p text:style-name="P6"><text:span text:style-name="T1">Writing tests first help define your module’s AP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vera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1">Does our test code cover the application code</text:span></text:p>
              </text:list-item>
              <text:list-item>
                <text:p text:style-name="P7"><text:span text:style-name="T1">How much of the code is exercised</text:span></text:p>
                <text:p text:style-name="P7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fil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1">Statement profiling</text:span></text:p>
              </text:list-item>
              <text:list-item>
                <text:p text:style-name="P8"><text:span text:style-name="T1">Function profiling</text:span></text:p>
              </text:list-item>
              <text:list-item>
                <text:p text:style-name="P8"><text:span text:style-name="T1">Memory profiling</text:span></text:p>
              </text:list-item>
              <text:list-item>
                <text:p text:style-name="P8"><text:span text:style-name="T1">CPU profiling</text:span></text:p>
                <text:p text:style-name="P8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chmark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9"><text:span text:style-name="T1">Compare implementations</text:span></text:p>
              </text:list-item>
              <text:list-item>
                <text:p text:style-name="P9"><text:span text:style-name="T1">Rough idea of operations per sec</text:span></text:p>
              </text:list-item>
              <text:list-item>
                <text:p text:style-name="P9"><text:span text:style-name="T1">Benchmark and then improve your code</text:span></text:p>
                <text:p text:style-name="P9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ality of writing tes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0">Convincing management</text:p>
              </text:list-item>
              <text:list-item>
                <text:p text:style-name="P10">Culture of te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17:26:24.907174264</meta:creation-date>
    <dc:date>2017-05-22T13:12:24.124434687</dc:date>
    <meta:editing-duration>PT2H9M5S</meta:editing-duration>
    <meta:editing-cycles>14</meta:editing-cycles>
    <meta:generator>LibreOffice/5.3.1.2$Linux_X86_64 LibreOffice_project/30m0$Build-2</meta:generator>
    <meta:document-statistic meta:object-count="53"/>
  </office:meta>
</office:document-meta>
</file>